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.999cm" svg:height="8.999cm" svg:x="9.352cm" svg:y="1.454cm">
            <draw:object draw:notify-on-update-of-ranges="Feuille1.A1:Feuille1.A3 Feuille1.B1:Feuille1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Epochs</text:p>
          </table:table-cell>
          <table:table-cell office:value-type="string" calcext:value-type="string">
            <text:p>IoU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312" calcext:value-type="float">
            <text:p>0,1312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formula="of:=[.A2]+[.C3]" office:value-type="float" office:value="39" calcext:value-type="float">
            <text:p>39</text:p>
          </table:table-cell>
          <table:table-cell office:value-type="float" office:value="0.1357" calcext:value-type="float">
            <text:p>0,135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formula="of:=[.A3]+[.C4]" office:value-type="float" office:value="79" calcext:value-type="float">
            <text:p>79</text:p>
          </table:table-cell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 table:formula="of:=[.A4]+[.C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5]+[.C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6]+[.C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7]+[.C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8]+[.C9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9]+[.C10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0]+[.C11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1]+[.C12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2]+[.C13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3]+[.C14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4]+[.C15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5]+[.C16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6]+[.C17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7]+[.C18]" office:value-type="float" office:value="79" calcext:value-type="float">
            <text:p>79</text:p>
          </table:table-cell>
          <table:table-cell table:number-columns-repeated="2"/>
        </table:table-row>
        <table:table-row table:style-name="ro1">
          <table:table-cell table:formula="of:=[.A18]+[.C19]" office:value-type="float" office:value="79" calcext:value-type="float">
            <text:p>7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5T09:18:00.463138121</meta:creation-date>
    <dc:date>2021-10-25T09:26:18.382952733</dc:date>
    <meta:editing-duration>PT8M17S</meta:editing-duration>
    <meta:editing-cycles>3</meta:editing-cycles>
    <meta:generator>LibreOffice/6.4.7.2$Linux_X86_64 LibreOffice_project/40$Build-2</meta:generator>
    <meta:document-statistic meta:table-count="1" meta:cell-count="25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IoU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068cm" svg:y="3.952cm" style:legend-expansion="high" chart:style-name="ch2"/>
        <chart:plot-area chart:style-name="ch3" table:cell-range-address="Feuille1.A1:Feuille1.B3" chart:data-source-has-labels="column" svg:x="0.32cm" svg:y="0.18cm" svg:width="12.428cm" svg:height="8.64cm">
          <chartooo:coordinate-region svg:x="1.418cm" svg:y="0.379cm" svg:width="11.143cm" svg:height="7.794cm"/>
          <chart:axis chart:dimension="x" chart:name="primary-x" chart:style-name="ch4" chartooo:axis-type="auto">
            <chartooo:date-scale/>
            <chart:categories table:cell-range-address="Feuille1.A1:Feuille1.A3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:Feuille1.B3" chart:class="chart:line">
            <chart:regression-curve chart:style-name="ch7">
              <chart:equation chart:display-equation="true" chart:display-r-square="true"/>
            </chart:regression-curve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B</text:p>
              </table:table-cell>
            </table:table-row>
          </table:table-header-rows>
          <table:table-rows>
            <table:table-row>
              <table:table-cell office:value-type="string">
                <text:p>Epochs</text:p>
                <draw:g>
                  <svg:desc>Feuille1.A1:Feuille1.A3</svg:desc>
                </draw:g>
              </table:table-cell>
              <table:table-cell office:value-type="float" office:value="NaN">
                <text:p>NaN</text:p>
                <draw:g>
                  <svg:desc>Feuille1.B1:Feuille1.B3</svg:desc>
                </draw:g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1312">
                <text:p>0.131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1357">
                <text:p>0.135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